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paragraph-rsid="0039f26a"/>
    </style:style>
    <style:style style:name="P2" style:family="paragraph" style:parent-style-name="Standard">
      <style:text-properties style:font-name="Arial" fo:font-size="10pt" officeooo:paragraph-rsid="004ba1f8"/>
    </style:style>
    <style:style style:name="P3" style:family="paragraph" style:parent-style-name="Standard">
      <style:text-properties style:font-name="Arial" fo:font-size="7pt"/>
    </style:style>
    <style:style style:name="P4" style:family="paragraph" style:parent-style-name="Standard">
      <style:text-properties style:font-name="Arial" fo:font-size="7pt" officeooo:paragraph-rsid="005b694c"/>
    </style:style>
    <style:style style:name="P5" style:family="paragraph" style:parent-style-name="Standard">
      <style:text-properties style:font-name="Arial" fo:font-size="7pt" officeooo:paragraph-rsid="0038146e"/>
    </style:style>
    <style:style style:name="P6" style:family="paragraph" style:parent-style-name="Standard">
      <style:text-properties style:font-name="Arial" fo:font-size="7pt" officeooo:paragraph-rsid="003d1b4b"/>
    </style:style>
    <style:style style:name="P7" style:family="paragraph" style:parent-style-name="Standard">
      <style:text-properties style:font-name="Arial" fo:font-size="7pt" officeooo:paragraph-rsid="00550d1f"/>
    </style:style>
    <style:style style:name="P8" style:family="paragraph" style:parent-style-name="Standard">
      <style:text-properties style:font-name="Arial" fo:font-size="7pt" officeooo:paragraph-rsid="0051a9e0"/>
    </style:style>
    <style:style style:name="P9" style:family="paragraph" style:parent-style-name="Standard">
      <style:text-properties style:font-name="Arial" fo:font-size="7pt" officeooo:paragraph-rsid="004a9119"/>
    </style:style>
    <style:style style:name="P10" style:family="paragraph" style:parent-style-name="Standard">
      <style:text-properties style:font-name="Arial" fo:font-size="7pt" officeooo:paragraph-rsid="00336779"/>
    </style:style>
    <style:style style:name="P11" style:family="paragraph" style:parent-style-name="Standard">
      <style:text-properties style:font-name="Arial" fo:font-size="7pt" officeooo:paragraph-rsid="0039feb0"/>
    </style:style>
    <style:style style:name="P12" style:family="paragraph" style:parent-style-name="Standard">
      <style:text-properties style:font-name="Arial" fo:font-size="7pt" officeooo:paragraph-rsid="0039f26a"/>
    </style:style>
    <style:style style:name="P13" style:family="paragraph" style:parent-style-name="Standard">
      <style:text-properties style:font-name="Arial" fo:font-size="7pt" officeooo:paragraph-rsid="00533ffa"/>
    </style:style>
    <style:style style:name="P14" style:family="paragraph" style:parent-style-name="Standard">
      <style:text-properties officeooo:paragraph-rsid="0039f26a"/>
    </style:style>
    <style:style style:name="P15" style:family="paragraph" style:parent-style-name="Standard">
      <style:text-properties officeooo:paragraph-rsid="00418c12"/>
    </style:style>
    <style:style style:name="P16" style:family="paragraph" style:parent-style-name="Standard">
      <style:text-properties officeooo:paragraph-rsid="0051a9e0"/>
    </style:style>
    <style:style style:name="P17" style:family="paragraph" style:parent-style-name="Standard">
      <style:text-properties officeooo:paragraph-rsid="00533ffa"/>
    </style:style>
    <style:style style:name="P18" style:family="paragraph" style:parent-style-name="Standard">
      <style:text-properties officeooo:paragraph-rsid="0052abb5"/>
    </style:style>
    <style:style style:name="P19" style:family="paragraph" style:parent-style-name="Standard">
      <style:text-properties officeooo:paragraph-rsid="003d1b4b"/>
    </style:style>
    <style:style style:name="P20" style:family="paragraph" style:parent-style-name="Standard">
      <style:text-properties officeooo:paragraph-rsid="00336779"/>
    </style:style>
    <style:style style:name="P21" style:family="paragraph" style:parent-style-name="Standard">
      <style:text-properties officeooo:paragraph-rsid="00538f3d"/>
    </style:style>
    <style:style style:name="P22" style:family="paragraph" style:parent-style-name="Standard">
      <style:text-properties officeooo:paragraph-rsid="005983b1"/>
    </style:style>
    <style:style style:name="P23" style:family="paragraph" style:parent-style-name="Standard">
      <style:text-properties officeooo:paragraph-rsid="005b694c"/>
    </style:style>
    <style:style style:name="P24" style:family="paragraph" style:parent-style-name="Standard">
      <style:text-properties officeooo:paragraph-rsid="005e0bdb"/>
    </style:style>
    <style:style style:name="P25" style:family="paragraph" style:parent-style-name="Standard">
      <style:text-properties style:font-name="Arial" fo:font-size="7pt" officeooo:paragraph-rsid="0065e0bb"/>
    </style:style>
    <style:style style:name="P26" style:family="paragraph" style:parent-style-name="Standard">
      <style:text-properties officeooo:paragraph-rsid="00626827"/>
    </style:style>
    <style:style style:name="P27" style:family="paragraph" style:parent-style-name="Standard">
      <style:text-properties officeooo:paragraph-rsid="0065e0bb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7pt"/>
    </style:style>
    <style:style style:name="T4" style:family="text">
      <style:text-properties style:font-name="Arial" fo:font-size="7pt" fo:font-style="italic" style:font-style-asian="italic" style:font-style-complex="italic"/>
    </style:style>
    <style:style style:name="T5" style:family="text">
      <style:text-properties style:font-name="Arial" fo:font-size="7pt" fo:font-style="italic" officeooo:rsid="00353c6c" style:font-style-asian="italic" style:font-style-complex="italic"/>
    </style:style>
    <style:style style:name="T6" style:family="text">
      <style:text-properties style:font-name="Arial" fo:font-size="7pt" fo:font-style="italic" officeooo:rsid="004ba1f8" style:font-style-asian="italic" style:font-style-complex="italic"/>
    </style:style>
    <style:style style:name="T7" style:family="text">
      <style:text-properties style:font-name="Arial" fo:font-size="7pt" officeooo:rsid="00353c6c"/>
    </style:style>
    <style:style style:name="T8" style:family="text">
      <style:text-properties style:font-name="Arial" fo:font-size="7pt" officeooo:rsid="00418c12" style:font-name-asian="NSimSun" style:font-name-complex="Liberation Mono"/>
    </style:style>
    <style:style style:name="T9" style:family="text">
      <style:text-properties style:font-name="Arial" fo:font-size="7pt" officeooo:rsid="004ba1f8" style:font-name-asian="NSimSun" style:font-name-complex="Liberation Mono"/>
    </style:style>
    <style:style style:name="T10" style:family="text">
      <style:text-properties style:font-name="Arial" fo:font-size="7pt" officeooo:rsid="003d1b4b" style:font-name-asian="NSimSun" style:font-name-complex="Liberation Mono"/>
    </style:style>
    <style:style style:name="T11" style:family="text">
      <style:text-properties style:font-name="Arial" fo:font-size="7pt" officeooo:rsid="0039f26a" style:font-name-asian="NSimSun" style:font-name-complex="Liberation Mono"/>
    </style:style>
    <style:style style:name="T12" style:family="text">
      <style:text-properties style:font-name="Arial" fo:font-size="7pt" officeooo:rsid="003f3d81" style:font-name-asian="NSimSun" style:font-name-complex="Liberation Mono"/>
    </style:style>
    <style:style style:name="T13" style:family="text">
      <style:text-properties style:font-name="Arial" fo:font-size="7pt" officeooo:rsid="00533ffa" style:font-name-asian="NSimSun" style:font-name-complex="Liberation Mono"/>
    </style:style>
    <style:style style:name="T14" style:family="text">
      <style:text-properties style:font-name="Arial" fo:font-size="7pt" officeooo:rsid="00538f3d" style:font-name-asian="NSimSun" style:font-name-complex="Liberation Mono"/>
    </style:style>
    <style:style style:name="T15" style:family="text">
      <style:text-properties style:font-name="Arial" fo:font-size="7pt" officeooo:rsid="00550d1f" style:font-name-asian="NSimSun" style:font-name-complex="Liberation Mono"/>
    </style:style>
    <style:style style:name="T16" style:family="text">
      <style:text-properties style:font-name="Arial" fo:font-size="7pt" officeooo:rsid="005b694c" style:font-name-asian="NSimSun" style:font-name-complex="Liberation Mono"/>
    </style:style>
    <style:style style:name="T17" style:family="text">
      <style:text-properties style:font-name="Arial" fo:font-size="7pt" officeooo:rsid="005edb2b" style:font-name-asian="NSimSun" style:font-name-complex="Liberation Mono"/>
    </style:style>
    <style:style style:name="T18" style:family="text">
      <style:text-properties style:font-name="Arial" fo:font-size="7pt" officeooo:rsid="00626827" style:font-name-asian="NSimSun" style:font-name-complex="Liberation Mono"/>
    </style:style>
    <style:style style:name="T19" style:family="text">
      <style:text-properties style:font-name="Arial" fo:font-size="7pt" officeooo:rsid="006465a3" style:font-name-asian="NSimSun" style:font-name-complex="Liberation Mono"/>
    </style:style>
    <style:style style:name="T20" style:family="text">
      <style:text-properties style:font-name="Arial" fo:font-size="7pt" officeooo:rsid="0065e0bb" style:font-name-asian="NSimSun" style:font-name-complex="Liberation Mono"/>
    </style:style>
    <style:style style:name="T21" style:family="text">
      <style:text-properties style:font-name="Arial" fo:font-size="7pt" officeooo:rsid="0066080d" style:font-name-asian="NSimSun" style:font-name-complex="Liberation Mono"/>
    </style:style>
    <style:style style:name="T22" style:family="text">
      <style:text-properties style:font-name="Arial" fo:font-size="7pt" officeooo:rsid="00418c12"/>
    </style:style>
    <style:style style:name="T23" style:family="text">
      <style:text-properties style:font-name="Arial" fo:font-size="7pt" officeooo:rsid="0051a9e0"/>
    </style:style>
    <style:style style:name="T24" style:family="text">
      <style:text-properties style:font-name="Arial" fo:font-size="7pt" officeooo:rsid="004ba1f8"/>
    </style:style>
    <style:style style:name="T25" style:family="text">
      <style:text-properties style:font-name="Arial" fo:font-size="7pt" officeooo:rsid="00349bd1"/>
    </style:style>
    <style:style style:name="T26" style:family="text">
      <style:text-properties style:font-name="Arial" fo:font-size="7pt" officeooo:rsid="003dafdb"/>
    </style:style>
    <style:style style:name="T27" style:family="text">
      <style:text-properties style:font-name="Arial" fo:font-size="7pt" officeooo:rsid="003d1b4b"/>
    </style:style>
    <style:style style:name="T28" style:family="text">
      <style:text-properties style:font-name="Arial" fo:font-size="7pt" officeooo:rsid="003f3d81"/>
    </style:style>
    <style:style style:name="T29" style:family="text">
      <style:text-properties style:font-name="Arial" fo:font-size="7pt" officeooo:rsid="0039f26a"/>
    </style:style>
    <style:style style:name="T30" style:family="text">
      <style:text-properties style:font-name="Arial" fo:font-size="7pt" officeooo:rsid="00533ffa"/>
    </style:style>
    <style:style style:name="T31" style:family="text">
      <style:text-properties style:font-name="Arial" fo:font-size="7pt" officeooo:rsid="00538f3d"/>
    </style:style>
    <style:style style:name="T32" style:family="text">
      <style:text-properties style:font-name="Arial" fo:font-size="7pt" officeooo:rsid="00550d1f"/>
    </style:style>
    <style:style style:name="T33" style:family="text">
      <style:text-properties style:font-name="Arial" fo:font-size="7pt" officeooo:rsid="00560db8"/>
    </style:style>
    <style:style style:name="T34" style:family="text">
      <style:text-properties style:font-name="Arial" fo:font-size="7pt" officeooo:rsid="005b694c"/>
    </style:style>
    <style:style style:name="T35" style:family="text">
      <style:text-properties style:font-name="Arial" fo:font-size="7pt" officeooo:rsid="005c5ae5"/>
    </style:style>
    <style:style style:name="T36" style:family="text">
      <style:text-properties style:font-name="Arial" fo:font-size="7pt" officeooo:rsid="005e0bdb"/>
    </style:style>
    <style:style style:name="T37" style:family="text">
      <style:text-properties style:font-name="Arial" fo:font-size="7pt" officeooo:rsid="005edb2b"/>
    </style:style>
    <style:style style:name="T38" style:family="text">
      <style:text-properties style:font-name="Arial" fo:font-size="7pt" officeooo:rsid="00626827"/>
    </style:style>
    <style:style style:name="T39" style:family="text">
      <style:text-properties style:font-name="Arial" fo:font-size="7pt" officeooo:rsid="006465a3"/>
    </style:style>
    <style:style style:name="T40" style:family="text">
      <style:text-properties style:font-name="Arial" fo:font-size="7pt" officeooo:rsid="0065e0bb"/>
    </style:style>
    <style:style style:name="T41" style:family="text">
      <style:text-properties officeooo:rsid="0038146e"/>
    </style:style>
    <style:style style:name="T42" style:family="text">
      <style:text-properties officeooo:rsid="0039f26a"/>
    </style:style>
    <style:style style:name="T43" style:family="text">
      <style:text-properties officeooo:rsid="0039feb0"/>
    </style:style>
    <style:style style:name="T44" style:family="text">
      <style:text-properties officeooo:rsid="003d0b4c"/>
    </style:style>
    <style:style style:name="T45" style:family="text">
      <style:text-properties officeooo:rsid="003d1b4b"/>
    </style:style>
    <style:style style:name="T46" style:family="text">
      <style:text-properties officeooo:rsid="003dafdb"/>
    </style:style>
    <style:style style:name="T47" style:family="text">
      <style:text-properties officeooo:rsid="0042b938"/>
    </style:style>
    <style:style style:name="T48" style:family="text">
      <style:text-properties officeooo:rsid="0045bc13"/>
    </style:style>
    <style:style style:name="T49" style:family="text">
      <style:text-properties officeooo:rsid="004a9119"/>
    </style:style>
    <style:style style:name="T50" style:family="text">
      <style:text-properties officeooo:rsid="004ba1f8"/>
    </style:style>
    <style:style style:name="T51" style:family="text">
      <style:text-properties style:text-position="super 58%" style:font-name="Arial" fo:font-size="7pt" officeooo:rsid="004ba1f8"/>
    </style:style>
    <style:style style:name="T52" style:family="text">
      <style:text-properties style:text-position="0% 100%" style:font-name="Arial" fo:font-size="7pt" officeooo:rsid="004ba1f8"/>
    </style:style>
    <style:style style:name="T53" style:family="text">
      <style:text-properties style:text-position="0% 100%" style:font-name="Arial" fo:font-size="7pt" officeooo:rsid="0051a9e0"/>
    </style:style>
    <style:style style:name="T54" style:family="text">
      <style:text-properties style:text-position="0% 100%" style:font-name="Arial" fo:font-size="7pt" officeooo:rsid="005e0bdb"/>
    </style:style>
    <style:style style:name="T55" style:family="text">
      <style:text-properties style:text-position="0% 100%" style:font-name="Arial" fo:font-size="7pt" officeooo:rsid="005e0bdb" style:font-name-asian="NSimSun" style:font-name-complex="Liberation Mono"/>
    </style:style>
    <style:style style:name="T56" style:family="text">
      <style:text-properties style:text-position="0% 100%" style:font-name="Arial" fo:font-size="7pt" officeooo:rsid="006465a3" style:font-name-asian="NSimSun" style:font-name-complex="Liberation Mono"/>
    </style:style>
    <style:style style:name="T57" style:family="text">
      <style:text-properties style:text-position="0% 100%" style:font-name="Arial" fo:font-size="7pt" officeooo:rsid="005edb2b"/>
    </style:style>
    <style:style style:name="T58" style:family="text">
      <style:text-properties style:text-position="0% 100%" style:font-name="Arial" fo:font-size="7pt" officeooo:rsid="006465a3"/>
    </style:style>
    <style:style style:name="T59" style:family="text">
      <style:text-properties style:text-position="0% 100%" fo:font-size="7pt" officeooo:rsid="006465a3"/>
    </style:style>
    <style:style style:name="T60" style:family="text">
      <style:text-properties officeooo:rsid="004f3c81"/>
    </style:style>
    <style:style style:name="T61" style:family="text">
      <style:text-properties officeooo:rsid="004fd5df"/>
    </style:style>
    <style:style style:name="T62" style:family="text">
      <style:text-properties officeooo:rsid="00519956"/>
    </style:style>
    <style:style style:name="T63" style:family="text">
      <style:text-properties officeooo:rsid="0051a9e0"/>
    </style:style>
    <style:style style:name="T64" style:family="text">
      <style:text-properties fo:font-size="7pt"/>
    </style:style>
    <style:style style:name="T65" style:family="text">
      <style:text-properties fo:font-size="7pt" officeooo:rsid="00353c6c"/>
    </style:style>
    <style:style style:name="T66" style:family="text">
      <style:text-properties fo:font-size="7pt" officeooo:rsid="003dafdb"/>
    </style:style>
    <style:style style:name="T67" style:family="text">
      <style:text-properties fo:font-size="7pt" fo:font-style="italic" officeooo:rsid="00353c6c" style:font-style-asian="italic" style:font-style-complex="italic"/>
    </style:style>
    <style:style style:name="T68" style:family="text">
      <style:text-properties fo:font-size="7pt" officeooo:rsid="0048e256"/>
    </style:style>
    <style:style style:name="T69" style:family="text">
      <style:text-properties fo:font-size="7pt" officeooo:rsid="004ba1f8"/>
    </style:style>
    <style:style style:name="T70" style:family="text">
      <style:text-properties fo:font-size="7pt" officeooo:rsid="00538f3d"/>
    </style:style>
    <style:style style:name="T71" style:family="text">
      <style:text-properties fo:font-size="7pt" officeooo:rsid="00626827"/>
    </style:style>
    <style:style style:name="T72" style:family="text">
      <style:text-properties fo:font-size="7pt" officeooo:rsid="006465a3"/>
    </style:style>
    <style:style style:name="T73" style:family="text">
      <style:text-properties fo:font-size="7pt" officeooo:rsid="005edb2b"/>
    </style:style>
    <style:style style:name="T74" style:family="text">
      <style:text-properties fo:font-size="7pt" officeooo:rsid="0065e0bb"/>
    </style:style>
    <style:style style:name="T75" style:family="text">
      <style:text-properties fo:font-size="7pt" officeooo:rsid="0066080d"/>
    </style:style>
    <style:style style:name="T76" style:family="text">
      <style:text-properties officeooo:rsid="0052abb5"/>
    </style:style>
    <style:style style:name="T77" style:family="text">
      <style:text-properties officeooo:rsid="00533ffa"/>
    </style:style>
    <style:style style:name="T78" style:family="text">
      <style:text-properties officeooo:rsid="00538f3d"/>
    </style:style>
    <style:style style:name="T79" style:family="text">
      <style:text-properties officeooo:rsid="0053bda2"/>
    </style:style>
    <style:style style:name="T80" style:family="text">
      <style:text-properties officeooo:rsid="00550d1f"/>
    </style:style>
    <style:style style:name="T81" style:family="text">
      <style:text-properties officeooo:rsid="00560db8"/>
    </style:style>
    <style:style style:name="T82" style:family="text">
      <style:text-properties officeooo:rsid="005983b1"/>
    </style:style>
    <style:style style:name="T83" style:family="text">
      <style:text-properties officeooo:rsid="005b694c"/>
    </style:style>
    <style:style style:name="T84" style:family="text">
      <style:text-properties officeooo:rsid="0048e256"/>
    </style:style>
    <style:style style:name="T85" style:family="text">
      <style:text-properties officeooo:rsid="00609e97"/>
    </style:style>
    <style:style style:name="T86" style:family="text">
      <style:text-properties style:font-name="Arial1" fo:font-size="7pt" officeooo:rsid="00626827" style:font-name-asian="NSimSun" style:font-name-complex="Liberation Mono"/>
    </style:style>
    <style:style style:name="T87" style:family="text">
      <style:text-properties style:font-name="Arial1" fo:font-size="7pt" officeooo:rsid="0065e0bb" style:font-name-asian="NSimSun" style:font-name-complex="Liberation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1">A 3x3 graphics matrix can be used to </text:span><text:span text:style-name="T78">TRANSFORM </text:span><text:span text:style-name="T83">(</text:span><text:span text:style-name="T61">scale, shear, and rotate</text:span><text:span text:style-name="T83">)</text:span><text:span text:style-name="T61"> </text:span><text:span text:style-name="T80">each</text:span><text:span text:style-name="T78"> vert</text:span><text:span text:style-name="T80">ex</text:span><text:span text:style-name="T78"> of a </text:span><text:span text:style-name="T61">3D model</text:span><text:span text:style-name="T78">.</text:span><text:span text:style-name="T61"> </text:span><text:span text:style-name="T80">A</text:span><text:span text:style-name="T63"> </text:span><text:span text:style-name="T61">movement (translation) vector </text:span><text:span text:style-name="T80">can also be added as </text:span><text:span text:style-name="T82">the </text:span><text:span text:style-name="T61">fourth column</text:span><text:span text:style-name="T80">, making a 4x4 matrix (the bottom row is used</text:span><text:span text:style-name="T85"> to keep it square</text:span><text:span text:style-name="T80">)</text:span><text:span text:style-name="T61">.</text:span><text:span text:style-name="T76"> Where appropriate, both 3x3 and 4x4 are discussed here.</text:span></text:p>
        <text:p text:style-name="P3">———————————————————————</text:p>
        <text:p text:style-name="P2"><text:span text:style-name="T64">BASIS VECTORS are the fundamental vectors of a coordinate system. </text:span><text:span text:style-name="T65">In 3D they are </text:span><text:span text:style-name="T66">called </text:span><text:span text:style-name="T67">î</text:span><text:span text:style-name="T65"> (i-hat), </text:span><text:span text:style-name="T67">ĵ</text:span><text:span text:style-name="T65"> <text:s/>(j-hat), and </text:span><text:span text:style-name="Source_20_Text"><text:span text:style-name="T5">k̂</text:span></text:span><text:span text:style-name="Source_20_Text"><text:span text:style-name="T7"> (k-hat). </text:span></text:span><text:span text:style-name="T64">So, in a</text:span><text:span text:style-name="T68"> standard (i.e., untransformed</text:span><text:span text:style-name="T70"> right-hand</text:span><text:span text:style-name="T68">)</text:span><text:span text:style-name="T69"> </text:span><text:span text:style-name="T68">coordinate system</text:span><text:span text:style-name="T64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5">Any transformation </text:span><text:span text:style-name="T62">(</text:span><text:span text:style-name="T80">not counting </text:span><text:span text:style-name="T62">translation) </text:span><text:span text:style-name="T45">can be fully described by specifying only </text:span><text:span text:style-name="T49">what would happen to standard basis vectors if they were transformed</text:span><text:span text:style-name="T45">. So, t</text:span>he COLUMNS in <text:span text:style-name="T63">the </text:span><text:span text:style-name="T62">3x3 </text:span><text:span text:style-name="T63">part of a </text:span><text:span text:style-name="T41">3D transformation </text:span>matrix are <text:span text:style-name="T1">those vectors</text:span>.<text:span text:style-name="T46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1">A</text:span><text:span text:style-name="T83">ny</text:span><text:span text:style-name="T61"> vector is transformed</text:span><text:span text:style-name="T44"> </text:span><text:span text:style-name="T78">by a </text:span><text:span text:style-name="T80">3</text:span><text:span text:style-name="T78">x</text:span><text:span text:style-name="T80">3</text:span><text:span text:style-name="T78"> matrix </text:span><text:span text:style-name="T41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7"><text:span text:style-name="T80">And by </text:span><text:span text:style-name="T78">a 4x4 matrix </text:span><text:span text:style-name="T41">like this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7"/>
        <text:p text:style-name="P4"><text:span text:style-name="T41">See how</text:span> <text:span text:style-name="T77">this</text:span><text:span text:style-name="T49"> standard</text:span><text:span text:style-name="T41"> </text:span><text:span text:style-name="T83">(</text:span><text:span text:style-name="T84">untransformed</text:span><text:span text:style-name="T83">) </text:span><text:span text:style-name="T2">ĵ</text:span> transform<text:span text:style-name="T41">s to the second column </text:span><text:span text:style-name="T46">from</text:span><text:span text:style-name="T41"> th</text:span><text:span text:style-name="T77">is 3x3</text:span><text:span text:style-name="T41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0">(</text:span><text:span text:style-name="T49">You can certainly transform an already transformed coordinate system, but in that case the resulting basis vectors would not necessarily equal the columns</text:span><text:span text:style-name="T60"> in the transformation matrix</text:span><text:span text:style-name="T49">.</text:span><text:span text:style-name="T50">)</text:span></text:p>
        <text:p text:style-name="P9">———————————————————————</text:p>
        <text:p text:style-name="P10">MULTIPL<text:span text:style-name="T41">YING two matrices </text:span>produces a <text:span text:style-name="T2">composite</text:span> matrix that<text:span text:style-name="T43">,</text:span> <text:span text:style-name="T42">in one step</text:span><text:span text:style-name="T43">,</text:span><text:span text:style-name="T42"> </text:span><text:span text:style-name="T44">can </text:span>transform<text:span text:style-name="T44"> </text:span>a vector the same as transforming it with the <text:span text:style-name="T44">original </text:span>right matrix then <text:span text:style-name="T1">transforming it with </text:span>the left matrix. <text:span text:style-name="T83">Since the columns in a matrix define the new basis vectors for that transform, </text:span>each column in <text:span text:style-name="T42">the</text:span> result <text:span text:style-name="T60">of that multiply </text:span>is each column in the right-side (input) matrix<text:span text:style-name="T82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5"><text:span text:style-name="Source_20_Text"><text:span text:style-name="T8"/></text:span></text:p>
        <text:p text:style-name="P23"><text:span text:style-name="Source_20_Text"><text:span text:style-name="T23">(</text:span></text:span><text:span text:style-name="Source_20_Text"><text:span text:style-name="T16">You can also</text:span></text:span><text:span text:style-name="Source_20_Text"><text:span text:style-name="T23"> expand</text:span></text:span><text:span text:style-name="Source_20_Text"><text:span text:style-name="T34"> this</text:span></text:span><text:span text:style-name="Source_20_Text"><text:span text:style-name="T23"> </text:span></text:span><text:span text:style-name="Source_20_Text"><text:span text:style-name="T34">formula </text:span></text:span><text:span text:style-name="Source_20_Text"><text:span text:style-name="T23">to</text:span></text:span><text:span text:style-name="Source_20_Text"><text:span text:style-name="T32"> </text:span></text:span><text:span text:style-name="Source_20_Text"><text:span text:style-name="T23">4x4 matri</text:span></text:span><text:span text:style-name="Source_20_Text"><text:span text:style-name="T15">ces</text:span></text:span><text:span text:style-name="Source_20_Text"><text:span text:style-name="T23">.) </text:span></text:span></text:p>
        <text:p text:style-name="P18"><text:span text:style-name="Source_20_Text"><text:span text:style-name="T8"/></text:span></text:p>
        <text:p text:style-name="P18"><text:span text:style-name="Source_20_Text"><text:span text:style-name="T8">As you can see, </text:span></text:span><text:span text:style-name="Source_20_Text"><text:span text:style-name="T22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47">also called</text:span> inner product) <text:span text:style-name="T82">of two vectors </text:span><text:span text:style-name="T48">is </text:span><text:span text:style-name="T82">how of much of one's length is shared with the other</text:span><text:span text:style-name="T79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0">(3D) </text:span>DETERMINANT <text:span text:style-name="T63">of three vectors </text:span>indicates the volume of the parallelepiped created by those vectors<text:span text:style-name="T48"> (that is, it is twice the area enclosed by the vectors)</text:span>. The sign <text:span text:style-name="T81">i</text:span>s positive if an even number of axes have been flipped, <text:span text:style-name="T50">and </text:span>negative if an odd number have been flipped. If th<text:span text:style-name="T50">e</text:span> <text:span text:style-name="T83">three </text:span>vectors are arranged as the columns in a matrix, the determinant is calculated by adding all products of <text:span text:style-name="T83">tiled </text:span>left-leaning diagonals and subtracting all products of <text:span text:style-name="T83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4"><text:span text:style-name="Source_20_Text"><text:span text:style-name="T3">An INVERSE matrix is analogous to a reciprocal</text:span></text:span><text:span text:style-name="Source_20_Text"><text:span text:style-name="T22">, allowing you to do algebra on matrices</text:span></text:span><text:span text:style-name="Source_20_Text"><text:span text:style-name="T3">. </text:span></text:span><text:span text:style-name="Source_20_Text"><text:span text:style-name="T36">F</text:span></text:span><text:span text:style-name="Source_20_Text"><text:span text:style-name="T24">or example, </text:span></text:span><text:span text:style-name="Source_20_Text"><text:span text:style-name="T9">i</text:span></text:span><text:span text:style-name="Source_20_Text"><text:span text:style-name="T24">f </text:span></text:span><text:span text:style-name="Source_20_Text"><text:span text:style-name="T6">AB=C</text:span></text:span><text:span text:style-name="Source_20_Text"><text:span text:style-name="T24">, then </text:span></text:span><text:span text:style-name="Source_20_Text"><text:span text:style-name="T6">A=CB</text:span></text:span><text:span text:style-name="Source_20_Text"><text:span text:style-name="T51">-1</text:span></text:span><text:span text:style-name="Source_20_Text"><text:span text:style-name="T52">.</text:span></text:span><text:span text:style-name="Source_20_Text"><text:span text:style-name="T54"> For a 3x3 matrix, </text:span></text:span><text:span text:style-name="Source_20_Text"><text:span text:style-name="T57">in can be </text:span></text:span><text:span text:style-name="Source_20_Text"><text:span text:style-name="T54">c</text:span></text:span><text:span text:style-name="Source_20_Text"><text:span text:style-name="T3">alculate</text:span></text:span><text:span text:style-name="Source_20_Text"><text:span text:style-name="T37">d</text:span></text:span><text:span text:style-name="Source_20_Text"><text:span text:style-name="T36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5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2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6"><text:span text:style-name="Source_20_Text"><text:span text:style-name="T53">Se</text:span></text:span><text:span text:style-name="Source_20_Text"><text:span text:style-name="T56">arch online</text:span></text:span><text:span text:style-name="Source_20_Text"><text:span text:style-name="T53"> for </text:span></text:span><text:span text:style-name="Source_20_Text"><text:span text:style-name="T55">calculat</text:span></text:span><text:span text:style-name="Source_20_Text"><text:span text:style-name="T53">ing an inverse 4x4 matrix</text:span></text:span><text:span text:style-name="Source_20_Text"><text:span text:style-name="T58">, or just use a library</text:span></text:span><text:span text:style-name="Source_20_Text"><text:span text:style-name="T56">!</text:span></text:span></text:p>
        <text:p text:style-name="P10">———————————————————————</text:p>
        <text:p text:style-name="P20"><text:span text:style-name="T3">The CROSS-PRODUCT of two vectors in 3-space is a vector whose length is their determinant in the plane th</text:span><text:span text:style-name="T37">ose vectors</text:span><text:span text:style-name="T3"> define, and whose direction is orthogonal to th</text:span><text:span text:style-name="T34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4"> standard </text:span><text:span text:style-name="T3">coordinate system</text:span><text:span text:style-name="T33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4"><text:span text:style-name="Source_20_Text"><text:span text:style-name="T3">SPAN is all points that can be described </text:span></text:span><text:span text:style-name="Source_20_Text"><text:span text:style-name="T25">by the sum of a set of vectors whose lengths can take on any value</text:span></text:span><text:span text:style-name="Source_20_Text"><text:span text:style-name="T26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4"><text:span text:style-name="Source_20_Text"><text:span text:style-name="T3">COLUMN SPACE is </text:span></text:span><text:span text:style-name="Source_20_Text"><text:span text:style-name="T26">the </text:span></text:span><text:span text:style-name="Source_20_Text"><text:span text:style-name="T3">space of all possible resulting spans of a given transformation.</text:span></text:span><text:span text:style-name="Source_20_Text"><text:span text:style-name="T24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4">. For example, if column space is a plane, then the rank is 2.</text:span></text:span><text:span text:style-name="T64">———————————————————————</text:span></text:p>
        <text:p text:style-name="P19"><text:span text:style-name="Source_20_Text"><text:span text:style-name="T10">If you use column vectors </text:span></text:span><text:span text:style-name="Source_20_Text"><text:span text:style-name="T19">(</text:span></text:span><text:span text:style-name="Source_20_Text"><text:span text:style-name="T25">rather than row</text:span></text:span><text:span text:style-name="Source_20_Text"><text:span text:style-name="T27"> vector</text:span></text:span><text:span text:style-name="Source_20_Text"><text:span text:style-name="T25">s</text:span></text:span><text:span text:style-name="Source_20_Text"><text:span text:style-name="T39">)</text:span></text:span><text:span text:style-name="Source_20_Text"><text:span text:style-name="T27">, as does this cheat sheet and the vast majority of math literature</text:span></text:span><text:span text:style-name="Source_20_Text"><text:span text:style-name="T28">, y</text:span></text:span><text:span text:style-name="Source_20_Text"><text:span text:style-name="T3">ou can think of O</text:span></text:span><text:span text:style-name="Source_20_Text"><text:span text:style-name="T11">pen</text:span></text:span><text:span text:style-name="Source_20_Text"><text:span text:style-name="T3">GL</text:span></text:span><text:span text:style-name="Source_20_Text"><text:span text:style-name="T29">, Monogame,</text:span></text:span><text:span text:style-name="Source_20_Text"><text:span text:style-name="T3"> and D</text:span></text:span><text:span text:style-name="Source_20_Text"><text:span text:style-name="T11">irect</text:span></text:span><text:span text:style-name="Source_20_Text"><text:span text:style-name="T3">3D as</text:span></text:span><text:span text:style-name="Source_20_Text"><text:span text:style-name="T25"> </text:span></text:span><text:span text:style-name="Source_20_Text"><text:span text:style-name="T29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83">resides</text:span> <text:span text:style-name="T83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9">m</text:span></text:span><text:span text:style-name="Source_20_Text"><text:span text:style-name="T3">ultiplies</text:span></text:span><text:span text:style-name="Source_20_Text"><text:span text:style-name="T39">, etc.</text:span></text:span><text:span text:style-name="Source_20_Text"><text:span text:style-name="T3">), shaders vs. </text:span></text:span><text:span text:style-name="Source_20_Text"><text:span text:style-name="T12">3D library</text:span></text:span><text:span text:style-name="Source_20_Text"><text:span text:style-name="T3">, and configuring </text:span></text:span><text:span text:style-name="Source_20_Text"><text:span text:style-name="T12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4"><text:span text:style-name="Source_20_Text"><text:span text:style-name="T29">Math literature uses a </text:span></text:span><text:span text:style-name="Source_20_Text"><text:span text:style-name="T37">standard </text:span></text:span><text:span text:style-name="Source_20_Text"><text:span text:style-name="T29">right-handed COORDINATE SYSTEM, where the thumb of the right hand poi</text:span></text:span><text:span text:style-name="Source_20_Text"><text:span text:style-name="T11">n</text:span></text:span><text:span text:style-name="Source_20_Text"><text:span text:style-name="T29">ts along x, index finger points along y, and remaining fingers point along z. OpenGL and Monogame use </text:span></text:span><text:span text:style-name="Source_20_Text"><text:span text:style-name="T11">a right-handed system</text:span></text:span><text:span text:style-name="Source_20_Text"><text:span text:style-name="T29"> by default</text:span></text:span><text:span text:style-name="Source_20_Text"><text:span text:style-name="T8">.</text:span></text:span><text:span text:style-name="Source_20_Text"><text:span text:style-name="T29"> Direct3D uses a left-handed system by default. Fortunately, </text:span></text:span><text:span text:style-name="Source_20_Text"><text:span text:style-name="T22">there are ways to use </text:span></text:span><text:span text:style-name="Source_20_Text"><text:span text:style-name="T29">each of those libraries </text:span></text:span><text:span text:style-name="Source_20_Text"><text:span text:style-name="T8">in either</text:span></text:span><text:span text:style-name="Source_20_Text"><text:span text:style-name="T29"> coordinate system without much, if any, performance hit.</text:span></text:span></text:p>
        <text:p text:style-name="P13">———————————————————————</text:p>
        <text:p text:style-name="P17"><text:span text:style-name="Source_20_Text"><text:span text:style-name="T30">If you </text:span></text:span><text:span text:style-name="Source_20_Text"><text:span text:style-name="T19">can</text:span></text:span><text:span text:style-name="Source_20_Text"><text:span text:style-name="T30"> get </text:span></text:span><text:span text:style-name="Source_20_Text"><text:span text:style-name="T19">your</text:span></text:span><text:span text:style-name="Source_20_Text"><text:span text:style-name="T30"> equations into this form:</text:span></text:span></text:p>
        <text:p text:style-name="P17"><text:span text:style-name="Source_20_Text"><text:span text:style-name="T30"/></text:span></text:p>
        <text:p text:style-name="P17"><text:span text:style-name="Source_20_Text"><text:span text:style-name="T30">ax<text:tab/>+<text:tab/>by<text:tab/>+<text:tab/>cz<text:tab/>=<text:tab/>d</text:span></text:span></text:p>
        <text:p text:style-name="P17"><text:span text:style-name="Source_20_Text"><text:span text:style-name="T13">e</text:span></text:span><text:span text:style-name="Source_20_Text"><text:span text:style-name="T30">x<text:tab/>+<text:tab/>fy<text:tab/>+<text:tab/>gz<text:tab/>=<text:tab/>h</text:span></text:span></text:p>
        <text:p text:style-name="P17"><text:span text:style-name="Source_20_Text"><text:span text:style-name="T30">ix<text:tab/>+<text:tab/>jy<text:tab/>+<text:tab/>kz<text:tab/>=<text:tab/>m</text:span></text:span></text:p>
        <text:p text:style-name="P17"><text:span text:style-name="Source_20_Text"><text:span text:style-name="T30"/></text:span></text:p>
        <text:p text:style-name="P21"><text:span text:style-name="Source_20_Text"><text:span text:style-name="T19">Then you</text:span></text:span><text:span text:style-name="Source_20_Text"><text:span text:style-name="T31"> can </text:span></text:span><text:span text:style-name="Source_20_Text"><text:span text:style-name="T19">write them like this</text:span></text:span><text:span text:style-name="Source_20_Text"><text:span text:style-name="T31">:</text:span></text:span></text:p>
        <text:p text:style-name="P17"><text:span text:style-name="Source_20_Text"><text:span text:style-name="T30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7"><text:span text:style-name="Source_20_Text"><text:span text:style-name="T30"/></text:span></text:p>
        <text:p text:style-name="P17"><text:span text:style-name="Source_20_Text"><text:span text:style-name="T21">And</text:span></text:span><text:span text:style-name="Source_20_Text"><text:span text:style-name="T17"> </text:span></text:span><text:span text:style-name="Source_20_Text"><text:span text:style-name="T19">use algebra to </text:span></text:span><text:span text:style-name="Source_20_Text"><text:span text:style-name="T14">solve it like this</text:span></text:span><text:span text:style-name="Source_20_Text"><text:span text:style-name="T30">:</text:span></text:span></text:p>
        <text:p text:style-name="P17"><text:span text:style-name="Source_20_Text"><text:span text:style-name="T30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25">———————————————————————</text:p>
        <text:p text:style-name="P27"><text:span text:style-name="Source_20_Text"><text:span text:style-name="T30"/></text:span></text:p>
        <text:p text:style-name="P27"><text:span text:style-name="Source_20_Text"><text:span text:style-name="T20">This document </text:span></text:span><text:span text:style-name="Source_20_Text"><text:span text:style-name="T21">freely available at </text:span></text:span><text:span text:style-name="Source_20_Text"><text:span text:style-name="T40">https://github.com/Blotch3D/Blotch3D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07T03:37:59.655000000</dc:date>
    <meta:editing-duration>PT4H11M35S</meta:editing-duration>
    <meta:editing-cycles>38</meta:editing-cycles>
    <meta:print-date>2023-01-30T10:06:31.731000000</meta:print-date>
    <meta:document-statistic meta:table-count="0" meta:image-count="0" meta:object-count="14" meta:page-count="1" meta:paragraph-count="59" meta:word-count="769" meta:character-count="4839" meta:non-whitespace-character-count="4096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} right ]=left [ matrix{xa+yb+zc+X##xd+ye+zf+Y##xg+yh+zi+Z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